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2.842cm" svg:height="0.962cm" svg:x="0.5cm" svg:y="1cm">
          <draw:text-box>
            <text:p text:style-name="P1">Hello from an OpenDocument Presentation!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Linux OpenOffice.org_project/680m95$Build-8900</meta:generator>
    <meta:initial-creator>Mirko Nasato</meta:initial-creator>
    <meta:creation-date>2005-05-03T14:26:41</meta:creation-date>
    <dc:creator>Mirko Nasato</dc:creator>
    <dc:date>2005-05-03T15:37:34</dc:date>
    <dc:language>en-US</dc:language>
    <meta:editing-cycles>3</meta:editing-cycles>
    <meta:editing-duration>PT1M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